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8E4000008A0A9D8C2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4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4.305cm" svg:height="2.149cm" svg:x="8.118cm" svg:y="5.904cm">
          <text:p text:style-name="P1">Extract</text:p>
        </draw:ellipse>
        <draw:rect draw:style-name="gr2" draw:text-style-name="P1" draw:id="id1" draw:layer="layout" svg:width="4.573cm" svg:height="2.342cm" svg:x="7.975cm" svg:y="9.378cm">
          <text:p text:style-name="P2">calls</text:p>
        </draw:rect>
        <draw:ellipse draw:style-name="gr3" draw:text-style-name="P1" draw:id="id2" draw:layer="layout" svg:width="3.755cm" svg:height="2.417cm" svg:x="15.105cm" svg:y="9.415cm">
          <text:p text:style-name="P2">Enrich</text:p>
        </draw:ellipse>
        <draw:connector draw:style-name="gr4" draw:text-style-name="P3" draw:layer="layout" draw:type="curve" svg:x1="12.548cm" svg:y1="10.549cm" svg:x2="16.982cm" svg:y2="9.415cm" draw:start-shape="id1" draw:start-glue-point="1" draw:end-shape="id2" draw:end-glue-point="0">
          <text:p text:style-name="P2"/>
        </draw:connector>
        <draw:connector draw:style-name="gr4" draw:text-style-name="P3" draw:layer="layout" draw:type="curve" svg:x1="16.982cm" svg:y1="11.832cm" svg:x2="12.548cm" svg:y2="10.549cm" draw:start-shape="id2" draw:start-glue-point="2" draw:end-shape="id1" draw:end-glue-point="1">
          <text:p text:style-name="P2"/>
        </draw:connector>
        <draw:ellipse draw:style-name="gr1" draw:text-style-name="P1" draw:layer="layout" svg:width="3.755cm" svg:height="2.417cm" svg:x="8.384cm" svg:y="13.125cm">
          <text:p text:style-name="P2">View</text:p>
        </draw:ellipse>
        <draw:rect draw:style-name="gr5" draw:text-style-name="P1" draw:layer="layout" svg:width="5.28cm" svg:height="1.562cm" svg:x="7.636cm" svg:y="16.878cm">
          <text:p text:style-name="P2">textual report</text:p>
        </draw:rect>
        <draw:line draw:style-name="gr4" draw:text-style-name="P3" draw:layer="layout" svg:x1="10.261cm" svg:y1="4.61cm" svg:x2="10.261cm" svg:y2="5.837cm">
          <text:p text:style-name="P2"/>
        </draw:line>
        <draw:line draw:style-name="gr4" draw:text-style-name="P3" draw:layer="layout" svg:x1="10.261cm" svg:y1="8.182cm" svg:x2="10.261cm" svg:y2="9.409cm">
          <text:p text:style-name="P2"/>
        </draw:line>
        <draw:line draw:style-name="gr4" draw:text-style-name="P3" draw:layer="layout" svg:x1="10.261cm" svg:y1="11.711cm" svg:x2="10.261cm" svg:y2="13.093cm">
          <text:p text:style-name="P2"/>
        </draw:line>
        <draw:line draw:style-name="gr4" draw:text-style-name="P3" draw:layer="layout" svg:x1="10.261cm" svg:y1="15.623cm" svg:x2="10.261cm" svg:y2="16.85cm">
          <text:p text:style-name="P2"/>
        </draw:line>
        <draw:frame draw:style-name="gr6" draw:text-style-name="P3" draw:layer="layout" svg:width="4.496cm" svg:height="4.343cm" svg:x="8.064cm" svg:y="0.635cm">
          <draw:image xlink:href="Pictures/10000000000008E4000008A0A9D8C2AE.jp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11-20T08:45:33</meta:creation-date>
    <dc:date>2005-04-08T15:21:30</dc:date>
    <dc:language>en-US</dc:language>
    <meta:editing-cycles>7</meta:editing-cycles>
    <meta:editing-duration>PT45M30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